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marker-start="" draw:marker-end="Arrow" draw:textarea-vertical-align="middle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2" draw:id="id2" draw:layer="layout" svg:width="4.4cm" svg:height="0.7cm" svg:x="2.4cm" svg:y="4.6cm">
          <text:p text:style-name="P1"><text:span text:style-name="T1">Architekturplanung</text:span></text:p>
        </draw:rect>
        <draw:rect draw:style-name="gr1" draw:text-style-name="P1" xml:id="id3" draw:id="id3" draw:layer="layout" svg:width="4.6cm" svg:height="1.5cm" svg:x="1.7cm" svg:y="14.8cm">
          <text:p text:style-name="P1"><text:span text:style-name="T1">Planung der gewünsch- </text:span></text:p>
          <text:p text:style-name="P1"><text:span text:style-name="T1">ten Inneneinricht- </text:span></text:p>
          <text:p text:style-name="P1"><text:span text:style-name="T1">ung</text:span></text:p>
        </draw:rect>
        <draw:rect draw:style-name="gr1" draw:text-style-name="P1" xml:id="id4" draw:id="id4" draw:layer="layout" svg:width="4.1cm" svg:height="2.2cm" svg:x="7.8cm" svg:y="4.4cm">
          <text:p text:style-name="P1"><text:span text:style-name="T1">Auswahl und Beauf-</text:span></text:p>
          <text:p text:style-name="P1"><text:span text:style-name="T1">tragung eines Bau- </text:span></text:p>
          <text:p text:style-name="P1"><text:span text:style-name="T1">unternehmen</text:span></text:p>
        </draw:rect>
        <draw:rect draw:style-name="gr1" draw:text-style-name="P1" xml:id="id5" draw:id="id5" draw:layer="layout" svg:width="4.4cm" svg:height="2.3cm" svg:x="7.1cm" svg:y="14.4cm">
          <text:p text:style-name="P1"><text:span text:style-name="T1">Auswahl und Beauf- </text:span></text:p>
          <text:p text:style-name="P1"><text:span text:style-name="T1">tragung von Plan- </text:span></text:p>
          <text:p text:style-name="P1"><text:span text:style-name="T1">ungsbüros für Heiz-</text:span></text:p>
          <text:p text:style-name="P1"><text:span text:style-name="T1">ung &amp; Sanitär, Elektro- </text:span></text:p>
          <text:p text:style-name="P1"><text:span text:style-name="T1">planung </text:span></text:p>
        </draw:rect>
        <draw:rect draw:style-name="gr1" draw:text-style-name="P1" xml:id="id1" draw:id="id1" draw:layer="layout" svg:width="2cm" svg:height="1.2cm" svg:x="1.1cm" svg:y="8.6cm">
          <text:p text:style-name="P2"><text:span text:style-name="T1">Projekt-</text:span></text:p>
          <text:p text:style-name="P2"><text:span text:style-name="T1">start</text:span></text:p>
        </draw:rect>
        <draw:connector draw:style-name="gr2" draw:text-style-name="P2" draw:layer="layout" svg:x1="2.1cm" svg:y1="8.6cm" svg:x2="2.4cm" svg:y2="4.95cm" draw:start-shape="id1" draw:start-glue-point="0" draw:end-shape="id2" draw:end-glue-point="3" svg:d="M2100 8600v-1650h-201v-2000h501">
          <text:p/>
        </draw:connector>
        <draw:connector draw:style-name="gr3" draw:text-style-name="P2" draw:layer="layout" svg:x1="2.1cm" svg:y1="9.8cm" svg:x2="1.7cm" svg:y2="15.55cm" draw:start-shape="id1" draw:start-glue-point="2" draw:end-shape="id3" draw:end-glue-point="3" svg:d="M2100 9800v2500h-901v3250h501">
          <text:p/>
        </draw:connector>
        <draw:connector draw:style-name="gr3" draw:text-style-name="P2" draw:layer="layout" svg:x1="6.8cm" svg:y1="4.95cm" svg:x2="7.8cm" svg:y2="5.5cm" draw:start-shape="id2" draw:start-glue-point="1" draw:end-shape="id4" draw:end-glue-point="3" svg:d="M6800 4950h500v550h500">
          <text:p/>
        </draw:connector>
        <draw:connector draw:style-name="gr3" draw:text-style-name="P2" draw:layer="layout" svg:x1="6.3cm" svg:y1="15.55cm" svg:x2="7.1cm" svg:y2="15.55cm" draw:start-shape="id3" draw:start-glue-point="1" draw:end-shape="id5" svg:d="M6300 15550h800">
          <text:p/>
        </draw:connector>
        <draw:rect draw:style-name="gr1" draw:text-style-name="P1" xml:id="id6" draw:id="id6" draw:layer="layout" svg:width="4.6cm" svg:height="0.7cm" svg:x="12.6cm" svg:y="5.1cm">
          <text:p text:style-name="P1"><text:span text:style-name="T1">Beginn der Bauarbeiten</text:span></text:p>
        </draw:rect>
        <draw:connector draw:style-name="gr3" draw:text-style-name="P2" draw:layer="layout" svg:x1="11.9cm" svg:y1="5.5cm" svg:x2="12.6cm" svg:y2="5.45cm" draw:start-shape="id4" draw:start-glue-point="1" draw:end-shape="id6" draw:end-glue-point="3" svg:d="M11900 5500h350v-50h350">
          <text:p/>
        </draw:connector>
        <draw:rect draw:style-name="gr1" draw:text-style-name="P1" xml:id="id7" draw:id="id7" draw:layer="layout" svg:width="4.8cm" svg:height="1.2cm" svg:x="18.3cm" svg:y="4.9cm">
          <text:p text:style-name="P1"><text:span text:style-name="T1">Abschluss und Abnahme </text:span></text:p>
          <text:p text:style-name="P1"><text:span text:style-name="T1">der Bauarbeiten</text:span></text:p>
        </draw:rect>
        <draw:connector draw:style-name="gr3" draw:text-style-name="P2" draw:layer="layout" svg:x1="17.2cm" svg:y1="5.45cm" svg:x2="18.3cm" svg:y2="5.5cm" draw:start-shape="id6" draw:end-shape="id7" svg:d="M17200 5450h550v50h550">
          <text:p/>
        </draw:connector>
        <draw:rect draw:style-name="gr4" draw:text-style-name="P1" xml:id="id8" draw:id="id8" draw:layer="layout" svg:width="4.7cm" svg:height="1.6cm" svg:x="10.3cm" svg:y="11.7cm">
          <text:p text:style-name="P1"><text:span text:style-name="T1">Beratung mit Planungs- </text:span></text:p>
          <text:p text:style-name="P1"><text:span text:style-name="T1">büros über Sanitäre </text:span></text:p>
          <text:p text:style-name="P1"><text:span text:style-name="T1">Anlagen, Heizung</text:span></text:p>
        </draw:rect>
        <draw:rect draw:style-name="gr1" draw:text-style-name="P1" xml:id="id9" draw:id="id9" draw:layer="layout" svg:width="5cm" svg:height="1.8cm" svg:x="12.6cm" svg:y="17.1cm">
          <text:p text:style-name="P1"><text:span text:style-name="T1">Beratung mit Planungs- </text:span></text:p>
          <text:p text:style-name="P1"><text:span text:style-name="T1">büros über Elektronische </text:span></text:p>
          <text:p text:style-name="P1"><text:span text:style-name="T1">Installationen, Beleucht- </text:span></text:p>
          <text:p text:style-name="P1"><text:span text:style-name="T1">ung</text:span></text:p>
        </draw:rect>
        <draw:rect draw:style-name="gr1" draw:text-style-name="P1" xml:id="id10" draw:id="id10" draw:layer="layout" svg:width="4.7cm" svg:height="1.4cm" svg:x="15.7cm" svg:y="11.8cm">
          <text:p text:style-name="P1"><text:span text:style-name="T1">Auswahl und Beauf- </text:span></text:p>
          <text:p text:style-name="P1"><text:span text:style-name="T1">tragung von Installa-</text:span></text:p>
          <text:p text:style-name="P1"><text:span text:style-name="T1">teuren</text:span></text:p>
        </draw:rect>
        <draw:rect draw:style-name="gr1" draw:text-style-name="P1" xml:id="id11" draw:id="id11" draw:layer="layout" svg:width="4.7cm" svg:height="1.4cm" svg:x="18.8cm" svg:y="18.9cm">
          <text:p text:style-name="P1"><text:span text:style-name="T1">Auswahl und Beauf- </text:span></text:p>
          <text:p text:style-name="P1"><text:span text:style-name="T1">tragung von Installa-</text:span></text:p>
          <text:p text:style-name="P1"><text:span text:style-name="T1">teuren</text:span></text:p>
        </draw:rect>
        <draw:connector draw:style-name="gr3" draw:text-style-name="P2" draw:layer="layout" svg:x1="11.5cm" svg:y1="15.55cm" svg:x2="10.3cm" svg:y2="12.5cm" draw:start-shape="id5" draw:start-glue-point="1" draw:end-shape="id8" draw:end-glue-point="3" svg:d="M11500 15550h501v-1700h-2202v-1350h501">
          <text:p/>
        </draw:connector>
        <draw:connector draw:style-name="gr3" draw:text-style-name="P2" draw:layer="layout" svg:x1="11.5cm" svg:y1="15.55cm" svg:x2="12.6cm" svg:y2="18cm" draw:start-shape="id5" draw:start-glue-point="1" draw:end-shape="id9" draw:end-glue-point="3" svg:d="M11500 15550h550v2450h550">
          <text:p/>
        </draw:connector>
        <draw:connector draw:style-name="gr3" draw:text-style-name="P2" draw:layer="layout" svg:x1="15cm" svg:y1="12.5cm" svg:x2="15.7cm" svg:y2="12.5cm" draw:start-shape="id8" draw:start-glue-point="1" draw:end-shape="id10" svg:d="M15000 12500h700">
          <text:p/>
        </draw:connector>
        <draw:connector draw:style-name="gr3" draw:text-style-name="P2" draw:layer="layout" svg:x1="17.6cm" svg:y1="18cm" svg:x2="18.8cm" svg:y2="19.6cm" draw:start-shape="id9" draw:start-glue-point="1" draw:end-shape="id11" draw:end-glue-point="3" svg:d="M17600 18000h600v1600h600">
          <text:p/>
        </draw:connector>
        <draw:rect draw:style-name="gr1" draw:text-style-name="P1" xml:id="id13" draw:id="id13" draw:layer="layout" svg:width="2.5cm" svg:height="1.4cm" svg:x="24.9cm" svg:y="17.3cm">
          <text:p text:style-name="P1"><text:span text:style-name="T1">Beginn der </text:span></text:p>
          <text:p text:style-name="P1"><text:span text:style-name="T1">Installation</text:span></text:p>
        </draw:rect>
        <draw:rect draw:style-name="gr1" draw:text-style-name="P1" xml:id="id12" draw:id="id12" draw:layer="layout" svg:width="2.5cm" svg:height="1.4cm" svg:x="21.4cm" svg:y="12.8cm">
          <text:p text:style-name="P1"><text:span text:style-name="T1">Beginn der </text:span></text:p>
          <text:p text:style-name="P1"><text:span text:style-name="T1">Installation</text:span></text:p>
        </draw:rect>
        <draw:connector draw:style-name="gr3" draw:text-style-name="P2" draw:layer="layout" svg:x1="20.4cm" svg:y1="12.5cm" svg:x2="21.4cm" svg:y2="13.5cm" draw:start-shape="id10" draw:start-glue-point="1" draw:end-shape="id12" draw:end-glue-point="3" svg:d="M20400 12500h500v1000h500">
          <text:p/>
        </draw:connector>
        <draw:connector draw:style-name="gr3" draw:text-style-name="P2" draw:layer="layout" svg:x1="23.5cm" svg:y1="19.6cm" svg:x2="24.9cm" svg:y2="18cm" draw:start-shape="id11" draw:start-glue-point="1" draw:end-shape="id13" draw:end-glue-point="3" svg:d="M23500 19600h700v-1600h700">
          <text:p/>
        </draw:connector>
        <draw:connector draw:style-name="gr3" draw:text-style-name="P2" draw:layer="layout" svg:x1="20.7cm" svg:y1="6.1cm" svg:x2="21.4cm" svg:y2="13.5cm" draw:start-shape="id7" draw:start-glue-point="2" draw:end-shape="id12" draw:end-glue-point="3" svg:d="M20700 6100v7400h700">
          <text:p/>
        </draw:connector>
        <draw:connector draw:style-name="gr3" draw:text-style-name="P2" draw:layer="layout" svg:x1="20.7cm" svg:y1="6.1cm" svg:x2="24.9cm" svg:y2="18cm" draw:start-shape="id7" draw:start-glue-point="2" draw:end-shape="id13" draw:end-glue-point="3" svg:d="M20700 6100v11900h4200">
          <text:p/>
        </draw:connector>
        <draw:rect draw:style-name="gr1" draw:text-style-name="P1" xml:id="id14" draw:id="id14" draw:layer="layout" svg:width="4.6cm" svg:height="1.4cm" svg:x="25.2cm" svg:y="12.2cm">
          <text:p text:style-name="P1"><text:span text:style-name="T1">Abschluss und </text:span></text:p>
          <text:p text:style-name="P1"><text:span text:style-name="T1">Abnahme der Installa- </text:span></text:p>
          <text:p text:style-name="P1"><text:span text:style-name="T1">tionen</text:span></text:p>
        </draw:rect>
        <draw:connector draw:style-name="gr3" draw:text-style-name="P2" draw:layer="layout" svg:x1="23.9cm" svg:y1="13.5cm" svg:x2="25.2cm" svg:y2="12.9cm" draw:start-shape="id12" draw:start-glue-point="1" draw:end-shape="id14" draw:end-glue-point="3" svg:d="M23900 13500h650v-600h650">
          <text:p/>
        </draw:connector>
        <draw:rect draw:style-name="gr1" draw:text-style-name="P1" xml:id="id15" draw:id="id15" draw:layer="layout" svg:width="4.6cm" svg:height="1.4cm" svg:x="28.1cm" svg:y="17.3cm">
          <text:p text:style-name="P1"><text:span text:style-name="T1">Abschluss und </text:span></text:p>
          <text:p text:style-name="P1"><text:span text:style-name="T1">Abnahme der Installa- </text:span></text:p>
          <text:p text:style-name="P1"><text:span text:style-name="T1">tionen</text:span></text:p>
        </draw:rect>
        <draw:connector draw:style-name="gr3" draw:text-style-name="P2" draw:layer="layout" svg:x1="27.4cm" svg:y1="18cm" svg:x2="28.1cm" svg:y2="18cm" draw:start-shape="id13" draw:start-glue-point="1" draw:end-shape="id15" draw:end-glue-point="3" svg:d="M27400 18000h700">
          <text:p/>
        </draw:connector>
        <draw:rect draw:style-name="gr1" draw:text-style-name="P1" xml:id="id16" draw:id="id16" draw:layer="layout" svg:width="2cm" svg:height="1.2cm" svg:x="34cm" svg:y="13.9cm">
          <text:p text:style-name="P2"><text:span text:style-name="T1">Projekt-</text:span></text:p>
          <text:p text:style-name="P2"><text:span text:style-name="T1">ende</text:span></text:p>
        </draw:rect>
        <draw:connector draw:style-name="gr3" draw:text-style-name="P2" draw:layer="layout" draw:line-skew="2.65cm" svg:x1="23.1cm" svg:y1="5.5cm" svg:x2="34cm" svg:y2="14.5cm" draw:start-shape="id7" draw:start-glue-point="1" draw:end-shape="id16" svg:d="M23100 5500h8100v9000h2800">
          <text:p/>
        </draw:connector>
        <draw:connector draw:style-name="gr3" draw:text-style-name="P2" draw:layer="layout" svg:x1="32.7cm" svg:y1="18cm" svg:x2="34cm" svg:y2="14.5cm" draw:start-shape="id15" draw:start-glue-point="1" draw:end-shape="id16" draw:end-glue-point="3" svg:d="M32700 18000h650v-3500h650">
          <text:p/>
        </draw:connector>
        <draw:connector draw:style-name="gr3" draw:text-style-name="P2" draw:layer="layout" svg:x1="29.8cm" svg:y1="12.9cm" svg:x2="34cm" svg:y2="14.5cm" draw:start-shape="id14" draw:start-glue-point="1" draw:end-shape="id16" draw:end-glue-point="3" svg:d="M29800 12900h2100v1600h2100">
          <text:p/>
        </draw:connector>
        <draw:frame draw:style-name="gr5" draw:layer="layout" svg:width="0.8cm" svg:height="1cm" svg:x="6.8cm" svg:y="3.6cm">
          <draw:text-box>
            <text:p>1</text:p>
          </draw:text-box>
        </draw:frame>
        <draw:frame draw:style-name="gr6" draw:layer="layout" svg:width="0.853cm" svg:height="1cm" svg:x="12.247cm" svg:y="14.9cm">
          <draw:text-box>
            <text:p>2</text:p>
          </draw:text-box>
        </draw:frame>
        <draw:frame draw:style-name="gr7" draw:layer="layout" svg:width="0.9cm" svg:height="1.1cm" svg:x="21cm" svg:y="9.8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08T21:27:24.61</meta:creation-date>
    <dc:date>2016-05-08T22:10:33.88</dc:date>
    <meta:editing-duration>PT12M48S</meta:editing-duration>
    <meta:editing-cycles>1</meta:editing-cycles>
    <meta:document-statistic meta:object-count="38"/>
    <meta:generator>OpenOffice/4.1.0$Win32 OpenOffice.org_project/410m18$Build-9764</meta:generator>
  </office:meta>
</office:document-meta>
</file>